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svg:stroke-width="0.102cm" svg:stroke-color="#00000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cc0000" draw:marker-start-width="0.353cm" draw:marker-end="Arrow" draw:marker-end-width="0.453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color="#cc0000" draw:fill="solid" draw:fill-color="#ffffff" fo:min-height="1.143cm"/>
    </style:style>
    <style:style style:name="co1" style:family="table-column">
      <style:table-column-properties style:column-width="1.453cm" style:use-optimal-column-width="false"/>
    </style:style>
    <style:style style:name="co2" style:family="table-column">
      <style:table-column-properties style:column-width="1.506cm" style:use-optimal-column-width="false"/>
    </style:style>
    <style:style style:name="co3" style:family="table-column">
      <style:table-column-properties style:column-width="1.576cm" style:use-optimal-column-width="false"/>
    </style:style>
    <style:style style:name="co4" style:family="table-column">
      <style:table-column-properties style:column-width="1.541cm" style:use-optimal-column-width="false"/>
    </style:style>
    <style:style style:name="co5" style:family="table-column">
      <style:table-column-properties style:column-width="1.543cm" style:use-optimal-column-width="false"/>
    </style:style>
    <style:style style:name="co6" style:family="table-column">
      <style:table-column-properties style:column-width="1.53cm" style:use-optimal-column-width="false"/>
    </style:style>
    <style:style style:name="co7" style:family="table-column">
      <style:table-column-properties style:column-width="1.556cm" style:use-optimal-column-width="false"/>
    </style:style>
    <style:style style:name="co8" style:family="table-column">
      <style:table-column-properties style:column-width="1.454cm" style:use-optimal-column-width="false"/>
    </style:style>
    <style:style style:name="co9" style:family="table-column">
      <style:table-column-properties style:column-width="1.507cm" style:use-optimal-column-width="false"/>
    </style:style>
    <style:style style:name="co10" style:family="table-column">
      <style:table-column-properties style:column-width="1.577cm" style:use-optimal-column-width="false"/>
    </style:style>
    <style:style style:name="co11" style:family="table-column">
      <style:table-column-properties style:column-width="1.542cm" style:use-optimal-column-width="false"/>
    </style:style>
    <style:style style:name="co12" style:family="table-column">
      <style:table-column-properties style:column-width="1.544cm" style:use-optimal-column-width="false"/>
    </style:style>
    <style:style style:name="co13" style:family="table-column">
      <style:table-column-properties style:column-width="1.531cm" style:use-optimal-column-width="false"/>
    </style:style>
    <style:style style:name="co14" style:family="table-column">
      <style:table-column-properties style:column-width="1.563cm" style:use-optimal-column-width="false"/>
    </style:style>
    <style:style style:name="co15" style:family="table-column">
      <style:table-column-properties style:column-width="1.456cm" style:use-optimal-column-width="false"/>
    </style:style>
    <style:style style:name="co16" style:family="table-column">
      <style:table-column-properties style:column-width="1.509cm" style:use-optimal-column-width="false"/>
    </style:style>
    <style:style style:name="co17" style:family="table-column">
      <style:table-column-properties style:column-width="1.579cm" style:use-optimal-column-width="false"/>
    </style:style>
    <style:style style:name="co18" style:family="table-column">
      <style:table-column-properties style:column-width="1.546cm" style:use-optimal-column-width="false"/>
    </style:style>
    <style:style style:name="co19" style:family="table-column">
      <style:table-column-properties style:column-width="1.533cm" style:use-optimal-column-width="false"/>
    </style:style>
    <style:style style:name="co20" style:family="table-column">
      <style:table-column-properties style:column-width="1.567cm" style:use-optimal-column-width="false"/>
    </style:style>
    <style:style style:name="ro1" style:family="table-row">
      <style:table-row-properties style:row-height="1.82cm"/>
    </style:style>
    <style:style style:name="ro2" style:family="table-row">
      <style:table-row-properties style:row-height="1.836cm"/>
    </style:style>
    <style:style style:name="ro3" style:family="table-row">
      <style:table-row-properties style:row-height="1.905cm"/>
    </style:style>
    <style:style style:name="ro4" style:family="table-row">
      <style:table-row-properties style:row-height="1.904cm"/>
    </style:style>
    <style:style style:name="ce1" style:family="table-cell">
      <style:graphic-properties draw:fill="solid" draw:fill-color="#cc0000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2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009900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2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color="#eeeeee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729fc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cc0000" fo:font-size="22pt" style:font-size-asian="22pt" style:font-size-complex="22pt"/>
    </style:style>
    <style:style style:name="P6" style:family="paragraph">
      <style:text-properties fo:color="#cc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c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27cm" svg:height="1.819cm" svg:x="2.018cm" svg:y="1.462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  <table:table-cell table:style-name="ce2">
                <text:p text:style-name="P1"><text:span text:style-name="T1">1</text:span></text:p>
              </table:table-cell>
              <table:table-cell>
                <text:p text:style-name="P1"><text:span text:style-name="T1">5</text:span></text:p>
              </table:table-cell>
              <table:table-cell table:style-name="ce2">
                <text:p text:style-name="P1"><text:span text:style-name="T1">5</text:span></text:p>
              </table:table-cell>
              <table:table-cell table:style-name="ce2"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 table:style-name="ce2">
                <text:p text:style-name="P1"><text:span text:style-name="T1">3</text:span></text:p>
              </table:table-cell>
              <table:table-cell>
                <text:p text:style-name="P1"><text:span text:style-name="T1">7</text:span></text:p>
              </table:table-cell>
              <table:table-cell table:style-name="ce2">
                <text:p text:style-name="P1"><text:span text:style-name="T1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286cm" svg:height="1.835cm" svg:x="1.979cm" svg:y="4.15cm">
          <table:table table:template-name="bw"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" table:default-cell-style-name="ce1">
              <table:table-cell>
                <text:p text:style-name="P1"><text:span text:style-name="T1">6</text:span></text:p>
              </table:table-cell>
              <table:table-cell>
                <text:p text:style-name="P1"><text:span text:style-name="T1">9</text:span></text:p>
              </table:table-cell>
              <table:table-cell table:style-name="ce2">
                <text:p text:style-name="P1"><text:span text:style-name="T1">3</text:span></text:p>
              </table:table-cell>
              <table:table-cell>
                <text:p text:style-name="P1"><text:span text:style-name="T1">8</text:span></text:p>
              </table:table-cell>
              <table:table-cell table:style-name="ce2">
                <text:p text:style-name="P1"><text:span text:style-name="T1">6</text:span></text:p>
              </table:table-cell>
              <table:table-cell table:style-name="ce2">
                <text:p text:style-name="P1"><text:span text:style-name="T1">7</text:span></text:p>
              </table:table-cell>
              <table:table-cell>
                <text:p text:style-name="P1"><text:span text:style-name="T1">4</text:span></text:p>
              </table:table-cell>
              <table:table-cell table:style-name="ce2">
                <text:p text:style-name="P1"><text:span text:style-name="T1">4</text:span></text:p>
              </table:table-cell>
              <table:table-cell>
                <text:p text:style-name="P1"><text:span text:style-name="T1">8</text:span></text:p>
              </table:table-cell>
              <table:table-cell table:style-name="ce2">
                <text:p text:style-name="P1"><text:span text:style-name="T1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1.797cm" svg:height="2.082cm" svg:x="-0.008cm" svg:y="1.37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5.27cm" svg:height="1.904cm" svg:x="2.121cm" svg:y="10.185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08cm" svg:height="1.903cm" svg:x="2.082cm" svg:y="12.852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3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-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1.967cm" svg:height="2.082cm" svg:x="-0.135cm" svg:y="3.9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.797cm" svg:height="2.082cm" svg:x="-0.007cm" svg:y="10.0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.967cm" svg:height="2.082cm" svg:x="-0.134cm" svg:y="12.64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2" draw:layer="layout" svg:width="1.665cm" svg:height="1.701cm" svg:x="1.951cm" svg:y="-0.18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.665cm" svg:height="1.701cm" svg:x="3.352cm" svg:y="-0.1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2" draw:layer="layout" svg:width="1.693cm" svg:height="1.701cm" svg:x="4.852cm" svg:y="-0.1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.732cm" svg:height="1.701cm" svg:x="6.352cm" svg:y="-0.1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.681cm" svg:height="1.701cm" svg:x="7.952cm" svg:y="-0.1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1.706cm" svg:height="1.701cm" svg:x="9.452cm" svg:y="-0.1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1.693cm" svg:height="1.701cm" svg:x="11.052cm" svg:y="-0.1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1.693cm" svg:height="1.701cm" svg:x="12.552cm" svg:y="-0.1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1.706cm" svg:height="1.701cm" svg:x="14.052cm" svg:y="-0.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2" draw:layer="layout" svg:width="2.089cm" svg:height="1.701cm" svg:x="15.552cm" svg:y="-0.1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1.665cm" svg:height="1.701cm" svg:x="1.951cm" svg:y="8.51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.665cm" svg:height="1.701cm" svg:x="3.352cm" svg:y="8.52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1.693cm" svg:height="1.701cm" svg:x="4.852cm" svg:y="8.5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" draw:text-style-name="P2" draw:layer="layout" svg:width="1.732cm" svg:height="1.701cm" svg:x="6.352cm" svg:y="8.5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.681cm" svg:height="1.701cm" svg:x="7.952cm" svg:y="8.5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1.706cm" svg:height="1.701cm" svg:x="9.452cm" svg:y="8.5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1.693cm" svg:height="1.701cm" svg:x="11.052cm" svg:y="8.52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" draw:text-style-name="P2" draw:layer="layout" svg:width="1.693cm" svg:height="1.701cm" svg:x="12.552cm" svg:y="8.5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2" draw:layer="layout" svg:width="1.706cm" svg:height="1.701cm" svg:x="14.052cm" svg:y="8.5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2.089cm" svg:height="1.701cm" svg:x="15.552cm" svg:y="8.5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4" draw:layer="layout" svg:width="7.879cm" svg:height="1.393cm" svg:x="9.174cm" svg:y="6.634cm">
          <draw:text-box>
            <text:p text:style-name="P3"><text:span text:style-name="T2">Pre-Transformation</text:span></text:p>
          </draw:text-box>
        </draw:frame>
        <draw:custom-shape draw:style-name="gr3" draw:text-style-name="P2" draw:layer="layout" svg:width="1.905cm" svg:height="2.159cm" svg:x="7.72cm" svg:y="6.461cm">
          <text:p/>
          <draw:enhanced-geometry svg:viewBox="0 0 21600 21600" draw:text-areas="?f0 0 ?f2 ?f5" draw:type="down-arrow" draw:modifiers="12400 5167.681007345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frame draw:style-name="standard" draw:layer="layout" svg:width="15.27cm" svg:height="1.904cm" svg:x="1.993cm" svg:y="1.502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 table:style-name="ce4">
                <text:p text:style-name="P1"><text:span text:style-name="T1">0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</text:span></text:p>
              </table:table-cell>
              <table:table-cell table:style-name="ce4">
                <text:p text:style-name="P1"><text:span text:style-name="T1">-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308cm" svg:height="1.903cm" svg:x="1.954cm" svg:y="4.169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3">
              <table:table-cell table:style-name="ce4">
                <text:p text:style-name="P1"><text:span text:style-name="T1">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</table:table-cell>
              <table:table-cell table:style-name="ce4">
                <text:p text:style-name="P1"><text:span text:style-name="T1">0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-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.797cm" svg:height="2.082cm" svg:x="-0.135cm" svg:y="1.39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.967cm" svg:height="2.082cm" svg:x="-0.262cm" svg:y="3.9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15.27cm" svg:height="1.904cm" svg:x="2.04cm" svg:y="10.304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 table:style-name="ce4">
                <text:p text:style-name="P1"><text:span text:style-name="T1">-2</text:span></text:p>
              </table:table-cell>
              <table:table-cell table:style-name="ce4">
                <text:p text:style-name="P1"><text:span text:style-name="T1">-2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308cm" svg:height="1.903cm" svg:x="2.001cm" svg:y="12.971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3">
              <table:table-cell table:style-name="ce4">
                <text:p text:style-name="P1"><text:span text:style-name="T1">-4</text:span></text:p>
              </table:table-cell>
              <table:table-cell table:style-name="ce4">
                <text:p text:style-name="P1"><text:span text:style-name="T1">0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-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2" draw:layer="layout" svg:width="1.797cm" svg:height="2.082cm" svg:x="-0.088cm" svg:y="10.1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1.967cm" svg:height="2.082cm" svg:x="-0.215cm" svg:y="12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.665cm" svg:height="1.701cm" svg:x="1.951cm" svg:y="-0.18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2" draw:layer="layout" svg:width="1.665cm" svg:height="1.701cm" svg:x="3.352cm" svg:y="-0.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2" draw:layer="layout" svg:width="1.693cm" svg:height="1.701cm" svg:x="4.852cm" svg:y="-0.1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2" draw:layer="layout" svg:width="1.732cm" svg:height="1.701cm" svg:x="6.352cm" svg:y="-0.18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1.681cm" svg:height="1.701cm" svg:x="7.952cm" svg:y="-0.1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2" draw:layer="layout" svg:width="1.706cm" svg:height="1.701cm" svg:x="9.452cm" svg:y="-0.1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.693cm" svg:height="1.701cm" svg:x="11.052cm" svg:y="-0.1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2" draw:layer="layout" svg:width="1.693cm" svg:height="1.701cm" svg:x="12.552cm" svg:y="-0.1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2" draw:layer="layout" svg:width="1.706cm" svg:height="1.701cm" svg:x="14.052cm" svg:y="-0.1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2" draw:layer="layout" svg:width="2.089cm" svg:height="1.701cm" svg:x="15.552cm" svg:y="-0.1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1.693cm" svg:height="1.701cm" svg:x="1.951cm" svg:y="8.71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2" draw:layer="layout" svg:width="1.665cm" svg:height="1.701cm" svg:x="3.352cm" svg:y="8.72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1.664cm" svg:height="1.701cm" svg:x="4.952cm" svg:y="8.72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1.706cm" svg:height="1.701cm" svg:x="6.352cm" svg:y="8.7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2.088cm" svg:height="1.701cm" svg:x="7.852cm" svg:y="8.7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1.731cm" svg:height="1.701cm" svg:x="9.652cm" svg:y="8.7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2" draw:layer="layout" svg:width="1.676cm" svg:height="1.701cm" svg:x="11.052cm" svg:y="8.7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1.693cm" svg:height="1.701cm" svg:x="12.552cm" svg:y="8.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1.706cm" svg:height="1.701cm" svg:x="14.052cm" svg:y="8.7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" draw:text-style-name="P2" draw:layer="layout" svg:width="1.693cm" svg:height="1.701cm" svg:x="15.552cm" svg:y="8.7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4" draw:layer="layout" svg:width="7.879cm" svg:height="1.987cm" svg:x="13.908cm" svg:y="6.415cm">
          <draw:text-box>
            <text:p text:style-name="P3"><text:span text:style-name="T2">Sample </text:span></text:p>
            <text:p text:style-name="P3"><text:span text:style-name="T2">Ordering</text:span></text:p>
          </draw:text-box>
        </draw:frame>
        <draw:line draw:style-name="gr4" draw:text-style-name="P2" draw:layer="layout" svg:x1="9.63cm" svg:y1="7.812cm" svg:x2="9.63cm" svg:y2="6.034cm">
          <text:p/>
        </draw:line>
        <draw:line draw:style-name="gr4" draw:text-style-name="P2" draw:layer="layout" svg:x1="5.072cm" svg:y1="8.574cm" svg:x2="5.045cm" svg:y2="10.379cm">
          <text:p/>
        </draw:line>
        <draw:frame draw:style-name="gr5" draw:text-style-name="P6" draw:layer="layout" svg:width="7.109cm" svg:height="1.393cm" svg:x="3.867cm" svg:y="7.531cm">
          <draw:text-box>
            <text:p text:style-name="P5"><text:span text:style-name="T3">Termination point</text:span></text:p>
          </draw:text-box>
        </draw:frame>
        <draw:custom-shape draw:style-name="gr3" draw:text-style-name="P2" draw:layer="layout" svg:width="1.905cm" svg:height="2.159cm" svg:x="11.754cm" svg:y="6.542cm">
          <text:p/>
          <draw:enhanced-geometry svg:viewBox="0 0 21600 21600" draw:text-areas="?f0 0 ?f2 ?f5" draw:type="down-arrow" draw:modifiers="12400 5167.681007345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17.7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21T17:25:50.992292276</meta:creation-date>
    <dc:date>2016-12-21T18:26:57.102284720</dc:date>
    <dc:creator>slhuang </dc:creator>
    <meta:editing-duration>PT40M2S</meta:editing-duration>
    <meta:editing-cycles>41</meta:editing-cycles>
    <meta:generator>LibreOffice/4.2.6.3$Linux_X86_64 LibreOffice_project/420m0$Build-3</meta:generator>
    <meta:document-statistic meta:object-count="63"/>
  </office:meta>
</office:document-meta>
</file>

<file path=Object 1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10/content.xml><?xml version="1.0" encoding="utf-8"?>
<math xmlns="http://www.w3.org/1998/Math/MathML" display="block">
  <semantics>
    <msub>
      <mi>s</mi>
      <mn>2</mn>
    </msub>
    <annotation encoding="StarMath 5.0">s_2 </annotation>
  </semantics>
</math>
</file>

<file path=Object 1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2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3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14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5/content.xml><?xml version="1.0" encoding="utf-8"?>
<math xmlns="http://www.w3.org/1998/Math/MathML" display="block">
  <semantics>
    <msub>
      <mi>s</mi>
      <mn>7</mn>
    </msub>
    <annotation encoding="StarMath 5.0">s_7</annotation>
  </semantics>
</math>
</file>

<file path=Object 16/content.xml><?xml version="1.0" encoding="utf-8"?>
<math xmlns="http://www.w3.org/1998/Math/MathML" display="block">
  <semantics>
    <msub>
      <mi>s</mi>
      <mn>8</mn>
    </msub>
    <annotation encoding="StarMath 5.0">s_8</annotation>
  </semantics>
</math>
</file>

<file path=Object 17/content.xml><?xml version="1.0" encoding="utf-8"?>
<math xmlns="http://www.w3.org/1998/Math/MathML" display="block">
  <semantics>
    <msub>
      <mi>s</mi>
      <mn>9</mn>
    </msub>
    <annotation encoding="StarMath 5.0">s_9</annotation>
  </semantics>
</math>
</file>

<file path=Object 18/content.xml><?xml version="1.0" encoding="utf-8"?>
<math xmlns="http://www.w3.org/1998/Math/MathML" display="block">
  <semantics>
    <msub>
      <mi>s</mi>
      <mn>10</mn>
    </msub>
    <annotation encoding="StarMath 5.0">s_10</annotation>
  </semantics>
</math>
</file>

<file path=Object 19/content.xml><?xml version="1.0" encoding="utf-8"?>
<math xmlns="http://www.w3.org/1998/Math/MathML" display="block">
  <semantics>
    <msub>
      <mi>s</mi>
      <mn>1</mn>
    </msub>
    <annotation encoding="StarMath 5.0">s_1 </annotation>
  </semantics>
</math>
</file>

<file path=Object 2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20/content.xml><?xml version="1.0" encoding="utf-8"?>
<math xmlns="http://www.w3.org/1998/Math/MathML" display="block">
  <semantics>
    <msub>
      <mi>s</mi>
      <mn>2</mn>
    </msub>
    <annotation encoding="StarMath 5.0">s_2 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2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23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24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25/content.xml><?xml version="1.0" encoding="utf-8"?>
<math xmlns="http://www.w3.org/1998/Math/MathML" display="block">
  <semantics>
    <msub>
      <mi>s</mi>
      <mn>7</mn>
    </msub>
    <annotation encoding="StarMath 5.0">s_7</annotation>
  </semantics>
</math>
</file>

<file path=Object 26/content.xml><?xml version="1.0" encoding="utf-8"?>
<math xmlns="http://www.w3.org/1998/Math/MathML" display="block">
  <semantics>
    <msub>
      <mi>s</mi>
      <mn>8</mn>
    </msub>
    <annotation encoding="StarMath 5.0">s_8</annotation>
  </semantics>
</math>
</file>

<file path=Object 27/content.xml><?xml version="1.0" encoding="utf-8"?>
<math xmlns="http://www.w3.org/1998/Math/MathML" display="block">
  <semantics>
    <msub>
      <mi>s</mi>
      <mn>9</mn>
    </msub>
    <annotation encoding="StarMath 5.0">s_9</annotation>
  </semantics>
</math>
</file>

<file path=Object 28/content.xml><?xml version="1.0" encoding="utf-8"?>
<math xmlns="http://www.w3.org/1998/Math/MathML" display="block">
  <semantics>
    <msub>
      <mi>s</mi>
      <mn>10</mn>
    </msub>
    <annotation encoding="StarMath 5.0">s_10</annotation>
  </semantics>
</math>
</file>

<file path=Object 29/content.xml><?xml version="1.0" encoding="utf-8"?>
<math xmlns="http://www.w3.org/1998/Math/MathML" display="block">
  <semantics>
    <msub>
      <mi>s</mi>
      <mn>7</mn>
    </msub>
    <annotation encoding="StarMath 5.0">s_7 </annotation>
  </semantics>
</math>
</file>

<file path=Object 3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30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3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2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33/content.xml><?xml version="1.0" encoding="utf-8"?>
<math xmlns="http://www.w3.org/1998/Math/MathML" display="block">
  <semantics>
    <msub>
      <mi>s</mi>
      <mn>10</mn>
    </msub>
    <annotation encoding="StarMath 5.0">s_10</annotation>
  </semantics>
</math>
</file>

<file path=Object 34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3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6/content.xml><?xml version="1.0" encoding="utf-8"?>
<math xmlns="http://www.w3.org/1998/Math/MathML" display="block">
  <semantics>
    <msub>
      <mi>s</mi>
      <mn>9</mn>
    </msub>
    <annotation encoding="StarMath 5.0">s_9</annotation>
  </semantics>
</math>
</file>

<file path=Object 37/content.xml><?xml version="1.0" encoding="utf-8"?>
<math xmlns="http://www.w3.org/1998/Math/MathML" display="block">
  <semantics>
    <msub>
      <mi>s</mi>
      <mn>8</mn>
    </msub>
    <annotation encoding="StarMath 5.0">s_8</annotation>
  </semantics>
</math>
</file>

<file path=Object 38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39/content.xml><?xml version="1.0" encoding="utf-8"?>
<math xmlns="http://www.w3.org/1998/Math/MathML" display="block">
  <semantics>
    <msub>
      <mi>s</mi>
      <mn>1</mn>
    </msub>
    <annotation encoding="StarMath 5.0">s_1 </annotation>
  </semantics>
</math>
</file>

<file path=Object 4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40/content.xml><?xml version="1.0" encoding="utf-8"?>
<math xmlns="http://www.w3.org/1998/Math/MathML" display="block">
  <semantics>
    <msub>
      <mi>s</mi>
      <mn>2</mn>
    </msub>
    <annotation encoding="StarMath 5.0">s_2 </annotation>
  </semantics>
</math>
</file>

<file path=Object 4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2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43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44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45/content.xml><?xml version="1.0" encoding="utf-8"?>
<math xmlns="http://www.w3.org/1998/Math/MathML" display="block">
  <semantics>
    <msub>
      <mi>s</mi>
      <mn>7</mn>
    </msub>
    <annotation encoding="StarMath 5.0">s_7</annotation>
  </semantics>
</math>
</file>

<file path=Object 46/content.xml><?xml version="1.0" encoding="utf-8"?>
<math xmlns="http://www.w3.org/1998/Math/MathML" display="block">
  <semantics>
    <msub>
      <mi>s</mi>
      <mn>8</mn>
    </msub>
    <annotation encoding="StarMath 5.0">s_8</annotation>
  </semantics>
</math>
</file>

<file path=Object 47/content.xml><?xml version="1.0" encoding="utf-8"?>
<math xmlns="http://www.w3.org/1998/Math/MathML" display="block">
  <semantics>
    <msub>
      <mi>s</mi>
      <mn>9</mn>
    </msub>
    <annotation encoding="StarMath 5.0">s_9</annotation>
  </semantics>
</math>
</file>

<file path=Object 48/content.xml><?xml version="1.0" encoding="utf-8"?>
<math xmlns="http://www.w3.org/1998/Math/MathML" display="block">
  <semantics>
    <msub>
      <mi>s</mi>
      <mn>10</mn>
    </msub>
    <annotation encoding="StarMath 5.0">s_10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7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8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9/content.xml><?xml version="1.0" encoding="utf-8"?>
<math xmlns="http://www.w3.org/1998/Math/MathML" display="block">
  <semantics>
    <msub>
      <mi>s</mi>
      <mn>1</mn>
    </msub>
    <annotation encoding="StarMath 5.0">s_1 </annotation>
  </semantics>
</math>
</file>